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text-properties style:font-name="Courier new" fo:font-size="10.5pt" style:font-size-asian="10.5pt" style:font-size-complex="10.5pt"/>
    </style:style>
    <style:style style:name="P15" style:family="paragraph" style:parent-style-name="Standard">
      <style:text-properties style:font-name="ARial" fo:font-size="11pt" style:font-size-asian="11pt" style:font-size-complex="11pt"/>
    </style:style>
    <style:style style:name="P16" style:family="paragraph" style:parent-style-name="Heading_20_1">
      <style:paragraph-properties fo:break-before="page"/>
    </style:style>
    <style:style style:name="P17" style:family="paragraph" style:parent-style-name="Heading_20_4">
      <style:text-properties style:font-name="Arial"/>
    </style:style>
    <style:style style:name="P18" style:family="paragraph" style:parent-style-name="Heading_20_4">
      <style:text-properties fo:font-weight="bold" style:font-weight-asian="bold" style:font-weight-complex="bold"/>
    </style:style>
    <style:style style:name="P19" style:family="paragraph" style:parent-style-name="Code">
      <style:text-properties style:font-name="Courier New" fo:font-size="10.5pt" style:font-size-asian="10.5pt" style:font-size-complex="10.5pt"/>
    </style:style>
    <style:style style:name="P20" style:family="paragraph" style:parent-style-name="Text_20_body">
      <style:text-properties style:font-name="Courier New" fo:font-size="10.5pt" style:font-size-asian="10.5pt" style:font-size-complex="10.5pt"/>
    </style:style>
    <style:style style:name="P21" style:family="paragraph" style:parent-style-name="Text_20_body">
      <style:text-properties fo:font-size="10.5pt" style:font-size-asian="10.5pt" style:font-size-complex="10.5pt"/>
    </style:style>
    <style:style style:name="P22" style:family="paragraph" style:parent-style-name="Heading_20_6">
      <style:text-properties fo:font-size="10.5pt" style:font-size-asian="10.5pt" style:font-size-complex="10.5pt"/>
    </style:style>
    <style:style style:name="P23" style:family="paragraph" style:parent-style-name="Text_20_body" style:list-style-name="L4"/>
    <style:style style:name="P24" style:family="paragraph" style:parent-style-name="Text_20_body" style:list-style-name="L4"/>
    <style:style style:name="P25" style:family="paragraph" style:parent-style-name="Text_20_body" style:list-style-name="L4"/>
    <style:style style:name="P26" style:family="paragraph" style:parent-style-name="Text_20_body" style:list-style-name="L4"/>
    <style:style style:name="P27"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3"/>
    <style:style style:name="P34" style:family="paragraph" style:parent-style-name="Standard" style:list-style-name="L5"/>
    <style:style style:name="P35" style:family="paragraph" style:parent-style-name="Standard" style:list-style-name="L5"/>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6"/>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style:font-size-asian="10.5pt" style:font-size-complex="10.5pt"/>
    </style:style>
    <style:style style:name="T19" style:family="text">
      <style:text-properties style:font-name="Arial"/>
    </style:style>
    <style:style style:name="T20" style:family="text">
      <style:text-properties style:font-name="Arial" fo:font-size="11pt" style:font-size-asian="11pt" style:font-size-complex="11pt"/>
    </style:style>
    <style:style style:name="T21" style:family="text">
      <style:text-properties style:font-name="Arial" fo:font-size="11pt" fo:font-style="italic" style:font-size-asian="11pt" style:font-style-asian="italic" style:font-size-complex="11pt" style:font-style-complex="italic"/>
    </style:style>
    <style:style style:name="T22" style:family="text">
      <style:text-properties fo:font-size="10.5pt"/>
    </style:style>
    <style:style style:name="T23" style:family="text">
      <style:text-properties fo:font-size="10.5pt" style:font-size-asian="10.5pt" style:font-size-complex="10.5pt"/>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fo:font-weight="normal" style:font-weight-asian="normal" style:font-weight-complex="normal"/>
    </style:style>
    <style:style style:name="T26" style:family="text">
      <style:text-properties style:font-name="Verdana1"/>
    </style:style>
    <style:style style:name="T27" style:family="text">
      <style:text-properties fo:font-style="normal" style:font-style-asian="normal" style:font-style-complex="normal"/>
    </style:style>
    <style:style style:name="T28" style:family="text">
      <style:text-properties style:font-name="Courier New2"/>
    </style:style>
    <style:style style:name="T29" style:family="text">
      <style:text-properties style:font-name="Courier New2" fo:font-size="10.5pt" style:font-size-asian="10.5pt" style:font-size-complex="10.5pt"/>
    </style:style>
    <style:style style:name="T30" style:family="text">
      <style:text-properties style:font-name="Courier New2" fo:font-size="10pt" style:font-size-asian="10.5pt" style:font-size-complex="10.5pt"/>
    </style:style>
    <style:style style:name="T31" style:family="text">
      <style:text-properties style:font-name="Courier new" fo:font-size="10.5pt" style:font-size-asian="10.5pt" style:font-size-complex="10.5pt"/>
    </style:style>
    <style:style style:name="T32" style:family="text">
      <style:text-properties style:font-name="ARial" fo:font-size="11pt" style:font-size-asian="11pt" style:font-size-complex="11pt"/>
    </style:style>
    <style:style style:name="T33" style:family="text">
      <style:text-properties fo:font-size="11pt" style:font-size-asian="11pt" style:font-size-complex="11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ott. Ing. Daniele Romagnoli</text:p>
      <text:p text:style-name="P4">Dott. Ing. Simone Giannecchini</text:p>
      <text:p text:style-name="P5"/>
      <text:p text:style-name="P5"/>
      <text:h text:style-name="Heading_20_1" text:outline-level="1"/>
      <text:h text:style-name="P16"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4 installed.<text:line-break/>You may download it from this site: <text:a xlink:type="simple" xlink:href="http://java.sun.com/javase/downloads/index_jdk5.jsp"><text:span text:style-name="Code">http://java.sun.com/javase/downloads/index_jdk5.jsp</text:span></text:a></text:p>
      <text:p text:style-name="Standard">Select the JDK 5.0 Update 14 and download the Windows Offline Installation. Download it on your hard-disk and run the installer.</text:p>
      <text:p text:style-name="Standard">Finally, be sure to properly set a <text:span text:style-name="Code">JAVA_HOME</text:span> environment variable<text:note text:id="ftn1" text:note-class="footnote"><text:note-citation>1</text:note-citation><text:note-body><text:p text:style-name="Footnote"><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Standard">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p text:style-name="Standard"/>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ext:soft-page-break/>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Standard">Maven 2 (in the following instructions it will be simply called “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text:soft-page-break/>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8">Kakadu (v. 5.2.6)</text:p>
        </text:list-item>
        <text:list-item>
          <text:p text:style-name="P28">MrSID (v 6.0.7)</text:p>
        </text:list-item>
        <text:list-item>
          <text:p text:style-name="P28">ECW (v 3.3)</text:p>
        </text:list-item>
      </text:list>
      <text:list text:style-name="L2">
        <text:list-item>
          <text:p text:style-name="P31">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text:span text:style-name="T5">However</text:span> it is worth to point out that this approach is not recommended and it should be used only as last resort. Furthermore, the deploy module does not contain the Kakadu and the ECW DLLs and testing ImageIO-Ext may fail in case these DLLs are not found.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40"><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text:soft-page-break/>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Standard">When your download is completed, unzip the DSDK somewhere on your hard disk, as an instance, on<text:span text:style-name="Code"> C:\ExternalLibraries\MrSid</text:span></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Standard">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Standard">Then, open the ready-to-use <text:span text:style-name="T10">libecwj2_win32_net_shared.vcproj</text:span> Visual Studio Project available in <text:span text:style-name="T10">C:\</text:span><text:span text:style-name="Code"><text:span text:style-name="T18">ExternalLibraries</text:span></text:span><text:span text:style-name="T10">\libecwj2-3.3\Source\NCSBuildQmake</text:span>.</text:p>
      <text:p text:style-name="Standard"><text:soft-page-break/>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9"><draw:image xlink:href="Pictures/10000000000001F0000000895067B4B9.jpg" xlink:type="simple" xlink:show="embed" xlink:actuate="onLoad"/></draw:frame></text:p>
      <text:p text:style-name="Standard">Select <text:span text:style-name="T15">“Configuration Properties”</text:span> and switch the <text:span text:style-name="T15">Configuration</text:span> value from “<text:span text:style-name="T15">Debug</text:span>” to “<text:span text:style-name="T15">Release</text:span>”.</text:p>
      <text:p text:style-name="Standard">Finally, select the libecwj2 project in your solution explorer and change its properties as follow:</text:p>
      <text:p text:style-name="Standard"><text:span text:style-name="T15">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10">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Standard"><text:span text:style-name="Code"><text:span text:style-name="T20">This could seem a strange workaround but it avoids errors when building GDAL against HDF4. </text:span></text:span></text:p>
      <text:p text:style-name="Standard"><text:span text:style-name="Code"><text:span text:style-name="T20">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19"> </text:span></text:span><text:span text:style-name="Code"><text:span text:style-name="T20">also contains 3 links to download the required libraries: From the </text:span></text:span><text:span text:style-name="Code"><text:span text:style-name="T21">External Software</text:span></text:span><text:span text:style-name="Code"><text:span text:style-name="T20"> section -&gt; </text:span></text:span><text:span text:style-name="Code"><text:span text:style-name="T21">External Libraries used by HDF, f</text:span></text:span><text:span text:style-name="Code"><text:span text:style-name="T20">or each library, you need to select the “</text:span></text:span><text:span text:style-name="Code"><text:span text:style-name="T21">Pre-Compiled Binaries</text:span></text:span><text:span text:style-name="Code"><text:span text:style-name="T20">” link and select the Windows version.</text:span></text:span></text:p>
      <text:h text:style-name="Heading_20_6" text:outline-level="6"/>
      <text:h text:style-name="P17" text:outline-level="4">3.7.2 – GDAL Configuration</text:h>
      <text:p text:style-name="Standard">Firstly, you need to download GDAL 1.4.2 from OSGeo SVN. </text:p>
      <text:p text:style-name="Standard">You may use Tortoise SVN (available at: <text:a xlink:type="simple" xlink:href="http://tortoisesvn.net/downloads"><text:span text:style-name="T10">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2/gdal"><text:span text:style-name="Code">https://svn.osgeo.org/gdal/tags/1.4.2/gdal</text:span></text:a> as “URL of repository”.</text:p>
      <text:p text:style-name="Standard"/>
      <text:p text:style-name="Standard"><text:soft-page-break/>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32">Kakadu support: Multithreading added; More Kakadu options supported. Makefile modified</text:p>
        </text:list-item>
        <text:list-item>
          <text:p text:style-name="P32">Java bindings: improved data access (read Dataset at once instead of read RasterBands at once; PixelSpace, LineSpace and BandSpace parameters now are allowed)</text:p>
        </text:list-item>
      </text:list>
      <text:p text:style-name="Standard">To apply the patch, supposing you already downloaded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1.4.2GDAL.patch</text:span> file and apply.</text:p>
      <text:p text:style-name="Standard">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Standard">Find the KAKADU Setting properties in <text:span text:style-name="Code"><text:span text:style-name="T7">GDAL\NMAKE.opt</text:span></text:span> <text:s/>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7">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3">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3">MRSID_FLAGS = -DMRSID_J2K</text:span></text:span></text:p>
      <text:h text:style-name="Heading_20_6" text:outline-level="6"><text:soft-page-break/>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3">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19"># Uncomment the following and update to enable NCSA HDF Release 4 support.</text:p>
      <text:p text:style-name="P9"><text:span text:style-name="T20">Supposing your HDF4 library has been placed in </text:span><text:span text:style-name="Code"><text:span text:style-name="T10">C:\ExternalLibraries\HDF4</text:span></text:span><text:span text:style-name="T20">, edit the next 2 lines, like this:</text:span></text:p>
      <text:p text:style-name="P20">HDF4_DIR =<text:tab/>c:\ExternalLibraries\HDF4\release</text:p>
      <text:p text:style-name="P20"><text:span text:style-name="Code"><text:span text:style-name="T23">HDF4_LIB =<text:tab/>/LIBPATH:$(HDF4_DIR)\libpath</text:span></text:span></text:p>
      <text:p text:style-name="Standard"/>
      <text:h text:style-name="Heading_20_4" text:outline-level="4">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text:soft-page-break/>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7" text:outline-level="4">3.7.5 – Final Settings</text:h>
      <text:p text:style-name="Text_20_body">At this point, you should have:</text:p>
      <text:list text:style-name="L4">
        <text:list-item>
          <text:p text:style-name="P23">some external DLLs (for Kakadu, ECW, MrSID<text:span text:style-name="Code">, </text:span><text:span text:style-name="Code"><text:span text:style-name="T20">HDF4</text:span></text:span>)</text:p>
        </text:list-item>
        <text:list-item>
          <text:p text:style-name="P23">a GDAL DLL (<text:span text:style-name="Code">gdal14.dll</text:span>)</text:p>
        </text:list-item>
        <text:list-item>
          <text:p text:style-name="P23">4 JNI DLL (<text:span text:style-name="Code">gdalconstjni.dll, gdaljni.dll, ogrjni.dll, osrjni.dll</text:span>)</text:p>
        </text:list-item>
        <text:list-item>
          <text:p text:style-name="P23">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T7">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text:p>
      <text:p text:style-name="Text_20_body">Now, you are ready to configure the build of your ImageMagick libraries:</text:p>
      <text:p text:style-name="Text_20_body">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Text_20_body">Finally, choose Build-&gt;Build Solution to compile and build the ImageMagick distribution. (Advanced Users may manually disable unrequired modules. Actually, the ImageI/O Ext plugin module leveraging on Jmagick, only provides support for JPEG files.</text:p>
      <text:p text:style-name="Text_20_body">When finished, you need to place all the DLLs from the <text:span text:style-name="T10">ImageMagick-6.X.X\VisualMagick\bin</text:span><text:span text:style-name="T7">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ImageMagick build.<text:line-break/></text:p>
      <text:h text:style-name="Heading_20_3" text:outline-level="3"><text:soft-page-break/>3.9 – ImageI/O-EXT Project</text:h>
      <text:p text:style-name="Standard">You need to download the <text:span text:style-name="T3">imageio-ext</text:span> project from Java.net SVN. To do this, you need to create a <text:span text:style-name="T7">imageio-ext</text:span> folder and use Tortoise SVN as explained in section 3.7.1.</text:p>
      <text:p text:style-name="Standard">The URL of repository for the <text:span text:style-name="T15">SVN Checkout</text:span> command is <text:a xlink:type="simple" xlink:href="https://imageio-ext.dev.java.net/svn/imageio-ext/trunk"><text:span text:style-name="Code">https://imageio-ext.dev.java.net/svn/imageio-ext/trunk</text:span></text:a></text:p>
      <text:p text:style-name="Standard"/>
      <text:h text:style-name="P18" text:outline-level="4">3.9.1 – DLL deployment instructions (Optional) - [windows] profile</text:h>
      <text:p text:style-name="P1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ext:p>
      <text:p text:style-name="Standard"><text:span text:style-name="T25">To deploy available DLLs, specify the </text:span><text:span text:style-name="T16">windows</text:span><text:span text:style-name="T25"> profile with the </text:span><text:span text:style-name="T12">-Pwindows</text:span> option when building the project (as explained in 3.9.3).</text:p>
      <text:h text:style-name="P18" text:outline-level="4">3.9.2 – JMagick libraries deployment instructions (Optional)- [jmagick] profile</text:h>
      <text:p text:style-name="P11">In case you want to deploy and add Jmagick library support to the ImageI/O Ext project, specify the <text:span text:style-name="T15">jmagick</text:span> profile with the <text:span text:style-name="T7">-Pjmagick </text:span>option when building the project (as explained in 3.9.3).</text:p>
      <text:h text:style-name="P18" text:outline-level="4">3.9.3 – ImageI/O-Ext Project building </text:h>
      <text:p text:style-name="Standard">To build the ImageI/O-Ext project, enter in <text:span text:style-name="Code">imageio-ext\trunk\</text:span> and run: <text:line-break/><text:span text:style-name="Code">mvn install </text:span>(add <text:span text:style-name="T7">-Pwindows</text:span> <text:s/>or <text:span text:style-name="T7">-Pjmagick </text:span>or <text:span text:style-name="T7">-Pwindows,jmagick </text:span>depending on what is your need, with reference to chapters 3.9.1 and 3.9.2). This command will build and test all required modules and plugins and store the produced JARS in the local maven repository. </text:p>
      <text:p text:style-name="Standard">In case you need to do a fast build of the ImageI/O-Ext project, without tests, just add the <text:span text:style-name="T10">-Dmaven.test.skip</text:span> option to the previous <text:span text:style-name="T10">mvn</text:span> command.</text:p>
      <text:p text:style-name="Standard">Testing and debugging the ImageI/O-Ext project may be done with Eclipse. Maven allows to build ready-to-use Eclipse projects by setting the required dependencies of each project.</text:p>
      <text:h text:style-name="Heading_20_4" text:outline-level="4">3.9.4 – ECLIPSE settings</text:h>
      <text:p text:style-name="Standard"><text:span text:style-name="T23">First of all, you may download Eclipse from this site: </text:span><text:a xlink:type="simple" xlink:href="http://www.eclipse.org/downloads/"><text:span text:style-name="Code"><text:span text:style-name="T23">http://www.eclipse.org/downloads/</text:span></text:span></text:a></text:p>
      <text:p text:style-name="P12">From the “<text:span text:style-name="T15">Eclipse IDE for Java Developers</text:span>” section, click on the windows link located in the right side.</text:p>
      <text:p text:style-name="P12">When you downloaded it and extracted on your hard disk, you may setup ImageI/O-Ext eclipse projects for future debugging and tests. Enter in your <text:span text:style-name="Code">imageio-ext\trunk\library</text:span> folder and run: </text:p>
      <text:p text:style-name="P12"><text:span text:style-name="Code">mvn eclipse:eclipse </text:span>(this will build ready-to-use projects containing the main framework).</text:p>
      <text:p text:style-name="P12">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3">Alternatively, if you are interested in a single plugin, you may enter in the proper subfolder, as an instance, </text:span><text:span text:style-name="Code"><text:span text:style-name="T23">imageio-ext\trunk\plugin\gdalkakadujp2 </text:span></text:span><text:span text:style-name="T23">and run the same command.</text:span></text:p>
      <text:p text:style-name="Standard"><text:span text:style-name="T23">A</text:span>t this point, you should be ready to run eclipse and import the just produced projects from eclipse as follow. From the Eclipse <text:span text:style-name="T15">File</text:span> menu:<text:line-break/><text:soft-page-break/><text:span text:style-name="T15">File-&gt;“Import”-&gt;“General”-&gt;“Existings Projects into Workspace”-&gt;</text:span> and select the root directory where you previously downloaded the whole ImageI/O-Ext project. </text:p>
      <text:p text:style-name="Standard">When ready, the “<text:span text:style-name="T15">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5">M2_REPO</text:span> variable as explained here below: <text:line-break/>Open the properties of one of your just imported projects and select “<text:span text:style-name="T15">Java Build Path</text:span>” entry in the left column. Then go to the “<text:span text:style-name="T15">Libraries</text:span>” Tab and check if your <text:span text:style-name="T26">M2_REPO</text:span> variable has been defined.<text:line-break/>To define it, click on “<text:span text:style-name="T15">Add Variable”-&gt;“Configure Variables...”-&gt;“New...” </text:span><text:span text:style-name="T27">Set </text:span>“<text:span text:style-name="T26">M2_REPO</text:span>” as Name and a proper location as Path... usually, the maven repo is located on <text:span text:style-name="Code">/root/m2/repository</text:span>. <text:line-break/><text:line-break/>Select a test class from src/test/java of a plugin project and select <text:span text:style-name="T15">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5">Run As -&gt; Run...</text:span> . Then go in the <text:span text:style-name="T15">Arguments</text:span> TAB and add the following line in the “<text:span text:style-name="T15">VM arguments:</text:span>” box:</text:p>
      <text:p text:style-name="P9">-Dorg.geotools.test.interactive=true</text:p>
      <text:h text:style-name="Heading_20_4" text:outline-level="4">3.9.5 – Testing ImageI/O-Ext modules with Maven.</text:h>
      <text:p text:style-name="P13">In case you simply need testing some ImageI/O-Ext modules without using eclipse, as an instance in order to check if everything is working fine, you can enter in the module you are interested in and run the maven test. As an instance:</text:p>
      <text:p text:style-name="P12"><text:span text:style-name="Code">C:\Projects\imageio-ext\trunk&gt;cd plugin\gdalarcgrid</text:span></text:p>
      <text:p text:style-name="P12"><text:span text:style-name="Code"><text:span text:style-name="T23">C:\Projects\imageio-ext\trunk\plugin\gdalarcgrid&gt;mvn test</text:span></text:span></text:p>
      <text:p text:style-name="P12"><text:span text:style-name="Code"><text:span text:style-name="T20">Lastly, if you want to perform interactive tests (which usually display data read on a windows), you should use the </text:span></text:span><text:span text:style-name="Code"><text:span text:style-name="T10">interactive.tests</text:span></text:span><text:span text:style-name="Code"><text:span text:style-name="T20"> profile like this:</text:span></text:span></text:p>
      <text:p text:style-name="P12"><text:span text:style-name="Code"><text:span text:style-name="T23">C:\Projects\imageio-ext\trunk\plugin\gdalarcgrid&gt;mvn test -Pinteractive.tests</text:span></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P22" text:outline-level="6"><text:span text:style-name="Code"><text:span text:style-name="T20">3.9.5.1 – Testing JPEG2000 Kakadu (GDAL) writer capabilities</text:span></text:span></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12"><text:span text:style-name="Code"><text:span text:style-name="T22">C:\Projects\imageio-ext\trunk\plugin\gdalkakadujp2&gt;mvn test -Ptests.holdwrittenfiles</text:span></text:span></text:p>
      <text:h text:style-name="P16"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Standard">Select the JDK 5.0 Update 14 and download the Linux Self-extracting file (A <text:span text:style-name="T10">jdk-1_5_0_14-linux-i586.bin </text:span><text:span text:style-name="T20">file). Af</text:span>ter you have downloaded it (as an instance on <text:span text:style-name="Code"><text:span text:style-name="T7">/usr/local/java</text:span></text:span>), be sure that execute permissions are set on the downloaded file, by running this command:</text:p>
      <text:p text:style-name="Standard"><text:span text:style-name="Teletype"><text:span text:style-name="T11">chmod +x jdk-1_5_0_14-linux-i586.bin</text:span></text:span><text:span text:style-name="T11"> </text:span></text:p>
      <text:p text:style-name="Standard">Then, go in<text:span text:style-name="T7"> </text:span><text:span text:style-name="Code"><text:span text:style-name="T28">/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oft-pag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4.6.1 – Manual SWIG installation</text:h>
      <text:p text:style-name="Standard">In case <text:span text:style-name="T10">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14">./configure</text:p>
      <text:p text:style-name="P14">make</text:p>
      <text:p text:style-name="P15"><text:span text:style-name="T31">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text:soft-page-break/>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34">Kakadu (v. 5.2.6)</text:p>
        </text:list-item>
        <text:list-item>
          <text:p text:style-name="P34">MrSID (v 6.0.7)</text:p>
        </text:list-item>
        <text:list-item>
          <text:p text:style-name="P34">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Then, run make: <text:span text:style-name="T10">make -f Makefile-Linux-x86-gcc </text:span></text:p>
      <text:p text:style-name="Text_20_body">Finally, run <text:span text:style-name="T10">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geosolutionsuser/libs/libecwj2</text:span></text:p>
      <text:p text:style-name="P15">From the command line, just enter this folder and simply run:</text:p>
      <text:p text:style-name="P14"><text:soft-page-break/>./configure</text:p>
      <text:p text:style-name="P14">make</text:p>
      <text:p text:style-name="P15"><text:span text:style-name="T31">sudo make install</text:span> (As you may notice, this command requires administrator privileges)</text:p>
      <text:p text:style-name="P15">The last command will copy all the libs in the <text:span text:style-name="T31">usr/local/lib</text:span> folder. By this way, when configuring GDAL (as explained in the next chapter) it will automatically setup the build to support the ECW format. </text:p>
      <text:h text:style-name="P17" text:outline-level="4">4.7.2 – GDAL Configuration</text:h>
      <text:p text:style-name="Standard">Firstly, you need to download GDAL 1.4.2 from OSGeo SVN. Enter the folder where you want to download GDAL and run: <text:span text:style-name="Code"><text:span text:style-name="T29">svn co http://svn.osgeo.org/gdal/tags/1.4.2/gdal</text:span></text:span><text:span text:style-name="T10"> gdal</text:span></text:p>
      <text:p text:style-name="Standard">Then, you need to apply the patch available at this location:</text:p>
      <text:p text:style-name="Standard"><text:a xlink:type="simple" xlink:href="https://imageio-ext.dev.java.net/svn/imageio-ext/trunk/patches/1.4.2GDAL.patch"><text:span text:style-name="Code"><text:span text:style-name="T18">https://imageio-ext.dev.java.net/svn/imageio-ext/trunk/patches/1.4.2GDAL.patch</text:span></text:span></text:a></text:p>
      <text:p text:style-name="Standard">This patch contains several changes for:</text:p>
      <text:list text:style-name="L6">
        <text:list-item>
          <text:p text:style-name="P37">Kakadu support: Multithreading added; More Kakadu options supported. Makefile modified</text:p>
        </text:list-item>
        <text:list-item>
          <text:p text:style-name="P37">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0">/home/me/Desktop/</text:span></text:span><text:span text:style-name="T10">)</text:span></text:p>
      <text:p text:style-name="Text_20_body">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p text:style-name="Standard"/>
      <text:h text:style-name="Heading_20_6" text:outline-level="6">4<text:bookmark-start text:name="DDE_LINK111111"/>.7.2.1 – <text:bookmark-end text:name="DDE_LINK111111"/>Kakadu configuration option </text:h>
      <text:p text:style-name="Standard">Add <text:span text:style-name="T10">--with-kakadu=KAKADU_FOLDER --without-libtool</text:span> option to the <text:span text:style-name="T10">./configure </text:span>command, where <text:span text:style-name="T10">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10">GDAL/frmts/jp2kak/GNUmakefile</text:span> file is properly set. </text:p>
      <text:p text:style-name="Standard">Probably, you should add <text:span text:style-name="T10">$(KAKDIR)/apps/make/kdu_stripe_decompressor.o</text:span> to the <text:span text:style-name="T10">APPOBJ</text:span> setting as well as <text:span text:style-name="T10">-I$(KAKDIR)/apps/support</text:span> <text:s/>to <text:span text:style-name="T10">KAKINC</text:span> setting.</text:p>
      <text:p text:style-name="Standard"><text:soft-page-break/></text:p>
      <text:h text:style-name="Heading_20_6" text:outline-level="6">4<text:bookmark-start text:name="DDE_LINK1111111"/>.7.2.2 – <text:bookmark-end text:name="DDE_LINK1111111"/>MrSID configuration option </text:h>
      <text:p text:style-name="Standard">Add <text:span text:style-name="T10">--with-mrsid=MRSID_FOLDER </text:span>option to the <text:span text:style-name="T10">./configure </text:span>command, where <text:span text:style-name="T10">MRSID_FOLDER</text:span> represents the path where you previously downloaded GeoDSDK.</text:p>
      <text:p text:style-name="Standard"/>
      <text:p text:style-name="P12"><text:span text:style-name="T5">NOTE</text:span>: During the future build process (4.7.3) a similar error could occur:</text:p>
      <text:p text:style-name="P9"><text:span text:style-name="Code"><text:span text:style-name="T24">/......./include/base/lti_sceneBuffer.h:356: </text:span></text:span><text:span text:style-name="Code"><text:span text:style-name="T23"><text:line-break/>error: extra qualification 'LizardTech::LTISceneBuffer::' on member </text:span></text:span></text:p>
      <text:p text:style-name="Standard"><text:span text:style-name="T23">You need to fix the issue in the </text:span><text:span text:style-name="T24">header </text:span><text:span text:style-name="T10">MRSID_FOLDER/include/</text:span><text:span text:style-name="T11">base/lti_sceneBuffer.h</text:span><text:span text:style-name="T23"> by simply removing the extra qualification from the </text:span><text:span text:style-name="T10">inWindow</text:span><text:span text:style-name="T23"> declaration. Line 356 should look <text:line-break/>like this: </text:span><text:span text:style-name="T10">bool inWindow(lt_uint32 x, lt_uint32 y) const; </text:span><text:span text:style-name="T23"><text:line-break/>Then repeat build process as suggested in 4.7.3.</text:span></text:p>
      <text:p text:style-name="Standard"/>
      <text:h text:style-name="Heading_20_4" text:outline-level="4">4.7.3 – GDAL Building</text:h>
      <text:p text:style-name="Standard"><text:span text:style-name="T23">Finally</text:span>, you are ready to build GDAL. Supposing you properly configured it as explained in section 4.7.2, run the following commands:</text:p>
      <text:p text:style-name="P9">make clean</text:p>
      <text:p text:style-name="P9">make</text:p>
      <text:p text:style-name="Standard"><text:span text:style-name="T10">sudo make install </text:span><text:span text:style-name="T32">(As you may notice, this command</text:span> requires administrator privileges)</text:p>
      <text:p text:style-name="Standard">When the build is terminated, run <text:span text:style-name="T31">sudo </text:span><text:span text:style-name="T10">ldconfig</text:span>. </text:p>
      <text:p text:style-name="Standard">Next step is generating JAVA bindings.</text:p>
      <text:p text:style-name="Standard"/>
      <text:h text:style-name="Heading_20_4" text:outline-level="4">4.7.4 – Generating JAVA Bindings</text:h>
      <text:p text:style-name="P21">SWIG will generate java bindings for you. </text:p>
      <text:p text:style-name="Text_20_body"><text:span text:style-name="T23">As a first step, check your </text:span><text:span text:style-name="Code"><text:span text:style-name="T18">GDAL/SWIG/JAVA/java.opt</text:span></text:span><text:span text:style-name="T23"> is properly configured. </text:span></text:p>
      <text:p text:style-name="Text_20_body"><text:span text:style-name="T23">Basically, you need to check the </text:span><text:span text:style-name="T10">JAVA_HOME, JAVA_INCLUDE </text:span><text:span text:style-name="T23">and </text:span><text:span text:style-name="T10">ANT_HOME</text:span><text:span text:style-name="T23"> variables are properly set. Be sure the following line exists: </text:span><text:span text:style-name="T10">JAVA_INCLUDE=-I$(JAVA_HOME)/include -I$(JAVA_HOME)/include/linux</text:span><text:span text:style-name="T23"> )</text:span></text:p>
      <text:p text:style-name="Text_20_body"><text:span text:style-name="T33">A second step is required in order </text:span>to customize the compiler options (This is needed to change default optimizations settings, which may cause JVM crashes). <text:s/>Just define a <text:span text:style-name="T31">CXXFLAGS</text:span> as shown below:</text:p>
      <text:p text:style-name="Text_20_body"><text:span text:style-name="T23"><text:s/></text:span><text:span text:style-name="Code"><text:span text:style-name="T18">export CXXFLAGS=-O1 </text:span></text:span><text:span text:style-name="Code"><text:span text:style-name="T32">(Note that the minus sign (“-”) is followed by the “O” letter instead of the “zero” digit)</text:span></text:span><text:span text:style-name="Code"><text:span text:style-name="T18"> </text:span></text:span></text:p>
      <text:p text:style-name="Text_20_body"><text:span text:style-name="T23">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oft-page-break/><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10">/usr/local/lib</text:span> using the command:</text:p>
      <text:p text:style-name="Text_20_body"><text:span text:style-name="T31">sudo cp *.so /usr/local/lib</text:span> <text:span text:style-name="T32">(As you may notice, this command requires </text:span>administrator privileges)</text:p>
      <text:p text:style-name="Text_20_body">Finally, run <text:span text:style-name="T31">sudo </text:span><text:span text:style-name="T10">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23">First of all, you may download Eclipse from this site: </text:span><text:a xlink:type="simple" xlink:href="http://www.eclipse.org/downloads/"><text:span text:style-name="Code"><text:span text:style-name="T23">http://www.eclipse.org/downloads/</text:span></text:span></text:a></text:p>
      <text:p text:style-name="P12">From the “<text:span text:style-name="T15">Eclipse IDE for Java Developers</text:span>” section, click on the Linux link located in the right side.</text:p>
      <text:p text:style-name="P12">When you downloaded it and extracted on your hard disk, you may setup ImageI/O-Ext eclipse projects for future debugging and tests.</text:p>
      <text:p text:style-name="P12">Enter in your <text:span text:style-name="Code">imageio-ext/trunk/library</text:span> folder and run: <text:span text:style-name="Code">mvn eclipse:eclipse</text:span><text:line-break/>(this will build ready-to-use projects containing the main framework).</text:p>
      <text:p text:style-name="P12"><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3">Alternatively, if you are interested in a single plugin, you may enter in the proper subfolder, as an instance, </text:span><text:span text:style-name="Code"><text:span text:style-name="T23">imageio-ext/trunk/plugin/gdalkakadujp2 </text:span></text:span><text:span text:style-name="T23">and run the same command.</text:span></text:p>
      <text:p text:style-name="P12"/>
      <text:p text:style-name="Standard"><text:span text:style-name="T23">A</text:span>t this point, you should be ready to run eclipse and import the just produced projects from eclipse as follow. From the main <text:span text:style-name="T15">File</text:span> menu:<text:line-break/><text:span text:style-name="T15">File-&gt;“Import”-&gt;“General”-&gt;“Existings Projects into Workspace”-&gt;</text:span> and select the root directory where you previously downloaded the whole ImageI/O-Ext project. </text:p>
      <text:p text:style-name="Standard"><text:soft-page-break/>When ready, the “<text:span text:style-name="T15">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5">M2_REPO</text:span> variable as explained here below: <text:line-break/>Open the properties of one of your just imported projects and select “<text:span text:style-name="T15">Java Build Path</text:span>” entry in the left column. Then go to the “<text:span text:style-name="T15">Libraries</text:span>” Tab and check if your <text:span text:style-name="T26">M2_REPO</text:span> variable has been defined.<text:line-break/>To define it, click on “<text:span text:style-name="T15">Add Variable”-&gt;“Configure Variables...”-&gt;“New...” </text:span><text:span text:style-name="T27">Set </text:span>“<text:span text:style-name="T26">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15">Run As-&gt;Open Run Dialog</text:span>.<text:line-break/>Then select the “<text:span text:style-name="T15">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5">Run As -&gt; Run...</text:span> . Then go in the <text:span text:style-name="T15">Arguments</text:span> TAB and add the following line in the “<text:span text:style-name="T15">VM arguments:</text:span>” box:</text:p>
      <text:p text:style-name="P9">-Dorg.geotools.test.interactive=true</text:p>
      <text:h text:style-name="Heading_20_4" text:outline-level="4">4.8.2 – Testing ImageI/O-Ext modules with Maven.</text:h>
      <text:p text:style-name="P13">In case you simply need testing some ImageI/O-Ext modules without using eclipse, as an instance in order to check if everything is working fine, you can enter in the module you are interested in and run the maven test. As an instance:</text:p>
      <text:p text:style-name="P12"><text:span text:style-name="Code"><text:span text:style-name="T22">imageio-ext/trunk/plugin</text:span></text:span><text:span text:style-name="Code">&gt;cd plugin/gdalarcgrid</text:span></text:p>
      <text:p text:style-name="P12"><text:span text:style-name="Code"><text:span text:style-name="T22">imageio-ext/trunk/plugin</text:span></text:span><text:span text:style-name="Code">/gdalarcgrid&gt;mvn test</text:span></text:p>
      <text:p text:style-name="P12"><text:span text:style-name="Code"><text:span text:style-name="T20">Lastly, if you want to perform interactive tests (which usually display data read on a windows), you should use the </text:span></text:span><text:span text:style-name="Code"><text:span text:style-name="T9">interactive.tests</text:span></text:span><text:span text:style-name="Code"><text:span text:style-name="T20"> profile like this:</text:span></text:span></text:p>
      <text:p text:style-name="P12"><text:span text:style-name="Code"><text:span text:style-name="T22">imageio-ext/trunk/plugin</text:span></text:span><text:span text:style-name="Code">/gdalarcgrid</text:span><text:span text:style-name="Code">&gt;mvn test -Pinteractive.tests</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Heading_20_6" text:outline-level="6">4.8.2.1 – Testing JPEG2000 Kakadu (GDAL) writer capabilities</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text:soft-page-break/>delete, you should use the profile <text:span text:style-name="T14">tests.holdwrittenfiles</text:span> when running test, using the following command:</text:p>
      <text:p text:style-name="P9"><text:span text:style-name="Code"><text:span text:style-name="T22">imageio-ext/trunk/plugin</text:span></text:span><text:span text:style-name="Code">/gdalkakadujp2&gt;mvn test -P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9</text:page-number></text:span><text:span text:style-name="T1"> of </text:span><text:span text:style-name="T1"><text:page-count>19</text:page-count></text:span></text:p>
        <text:p text:style-name="Footer"><text:span text:style-name="T1"><draw:frame draw:style-name="fr1" draw:name="immagini10" text:anchor-type="as-char" svg:width="1.75cm" svg:height="1.801cm" draw:z-index="19"><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8"><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07T16:23:49</dc:date>
    <meta:print-date>2007-08-14T13:10:15</meta:print-date>
    <meta:editing-cycles>204</meta:editing-cycles>
    <meta:editing-duration>P4DT8H1M3S</meta:editing-duration>
    <meta:user-defined meta:name="Info 1"/>
    <meta:user-defined meta:name="Info 2"/>
    <meta:user-defined meta:name="Info 3"/>
    <meta:user-defined meta:name="Info 4"/>
    <meta:document-statistic meta:table-count="1" meta:image-count="5" meta:object-count="0" meta:page-count="19" meta:paragraph-count="343" meta:word-count="6248" meta:character-count="38580"/>
  </office:meta>
</office:document-meta>
</file>